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bb9a5" officeooo:paragraph-rsid="000bb9a5"/>
    </style:style>
    <style:style style:name="P2" style:family="paragraph" style:parent-style-name="Standard">
      <style:text-properties style:font-name="Arial" fo:font-weight="normal" officeooo:rsid="000bb9a5" officeooo:paragraph-rsid="000bb9a5" style:font-weight-asian="normal" style:font-weight-complex="normal"/>
    </style:style>
    <style:style style:name="P3" style:family="paragraph" style:parent-style-name="Standard">
      <style:text-properties style:font-name="Arial" style:text-underline-style="solid" style:text-underline-width="auto" style:text-underline-color="font-color" officeooo:rsid="000bb9a5" officeooo:paragraph-rsid="000bb9a5"/>
    </style:style>
    <style:style style:name="P4" style:family="paragraph" style:parent-style-name="Standard">
      <style:text-properties officeooo:paragraph-rsid="000bb9a5"/>
    </style:style>
    <style:style style:name="P5" style:family="paragraph" style:parent-style-name="Standard">
      <style:text-properties style:font-name="Arial" officeooo:rsid="001063d4" officeooo:paragraph-rsid="001063d4"/>
    </style:style>
    <style:style style:name="P6" style:family="paragraph" style:parent-style-name="Standard">
      <style:text-properties style:font-name="Arial" officeooo:rsid="000bb9a5" officeooo:paragraph-rsid="000bb9a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Arial" fo:font-weight="bold" officeooo:rsid="000f9608" style:font-weight-asian="bold" style:font-weight-complex="bold"/>
    </style:style>
    <style:style style:name="T3" style:family="text">
      <style:text-properties style:font-name="Arial" fo:font-weight="bold" officeooo:rsid="000bb9a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C</text:span><text:span text:style-name="T2">hili Powder</text:span></text:p>
      <text:p text:style-name="P2"/>
      <text:p text:style-name="P1"/>
      <text:p text:style-name="P1"><text:span text:style-name="T1">Amount</text:span><text:tab/><text:tab/><text:span text:style-name="T1">Ingredient</text:span></text:p>
      <text:p text:style-name="P1"/>
      <text:p text:style-name="P5">2 Tbs<text:tab/><text:tab/><text:tab/>Chile Powder</text:p>
      <text:p text:style-name="P5">2 Tbs<text:tab/><text:tab/><text:tab/>Smoked Paprika</text:p>
      <text:p text:style-name="P5">1 Tbs<text:tab/><text:tab/><text:tab/>Oregano</text:p>
      <text:p text:style-name="P5">1 Tbs<text:tab/><text:tab/><text:tab/>Cumin</text:p>
      <text:p text:style-name="P5">1 Tbs<text:tab/><text:tab/><text:tab/>Garlic Powder</text:p>
      <text:p text:style-name="P5">1 Tbs<text:tab/><text:tab/><text:tab/>Onion Powder</text:p>
      <text:p text:style-name="P5">2 tsp<text:tab/><text:tab/><text:tab/>Salt</text:p>
      <text:p text:style-name="P5">1 tsp<text:tab/><text:tab/><text:tab/>Black Pepper</text:p>
      <text:p text:style-name="P5">½ tsp <text:tab/><text:tab/><text:tab/>Sugar<text:tab/><text:tab/></text:p>
      <text:p text:style-name="P5"/>
      <text:p text:style-name="P1"/>
      <text:p text:style-name="P3">Cooking Instructions:</text:p>
      <text:p text:style-name="P1"/>
      <text:p text:style-name="P5">Grind all ingredients in a morta with pestal. </text:p>
      <text:p text:style-name="P5"/>
      <text:p text:style-name="P5">When well ground, add:</text:p>
      <text:p text:style-name="P5"><text:tab/>1 Tbs Dried Onion</text:p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7T15:17:51.454000000</meta:creation-date>
    <meta:editing-duration>PT4M21S</meta:editing-duration>
    <meta:editing-cycles>3</meta:editing-cycles>
    <meta:generator>LibreOffice/6.3.2.2$Windows_X86_64 LibreOffice_project/98b30e735bda24bc04ab42594c85f7fd8be07b9c</meta:generator>
    <dc:date>2019-10-17T15:22:11.891000000</dc:date>
    <meta:document-statistic meta:table-count="0" meta:image-count="0" meta:object-count="0" meta:page-count="1" meta:paragraph-count="15" meta:word-count="54" meta:character-count="296" meta:non-whitespace-character-count="233"/>
  </office:meta>
</office:document-meta>
</file>